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bd3be"/>
    </style:style>
    <style:style style:name="P2" style:family="paragraph" style:parent-style-name="Standard">
      <style:text-properties style:font-name="sans-serif" fo:font-size="11.25pt" officeooo:paragraph-rsid="000bd3be"/>
    </style:style>
    <style:style style:name="P3" style:family="paragraph" style:parent-style-name="Standard">
      <style:text-properties officeooo:paragraph-rsid="000d8d9e"/>
    </style:style>
    <style:style style:name="P4" style:family="paragraph" style:parent-style-name="Standard">
      <style:text-properties officeooo:paragraph-rsid="00108ea1"/>
    </style:style>
    <style:style style:name="P5" style:family="paragraph" style:parent-style-name="Standard">
      <style:text-properties officeooo:paragraph-rsid="0011d1a1"/>
    </style:style>
    <style:style style:name="P6" style:family="paragraph" style:parent-style-name="Standard">
      <style:text-properties officeooo:paragraph-rsid="0013a450"/>
    </style:style>
    <style:style style:name="P7" style:family="paragraph" style:parent-style-name="Standard">
      <style:text-properties officeooo:paragraph-rsid="00174498"/>
    </style:style>
    <style:style style:name="P8" style:family="paragraph" style:parent-style-name="Standard">
      <style:text-properties officeooo:paragraph-rsid="001c2623"/>
    </style:style>
    <style:style style:name="P9" style:family="paragraph" style:parent-style-name="Standard">
      <style:paragraph-properties style:writing-mode="lr-tb"/>
      <style:text-properties style:font-name="sans-serif" fo:font-size="9.75pt"/>
    </style:style>
    <style:style style:name="P10" style:family="paragraph" style:parent-style-name="Standard">
      <style:paragraph-properties style:writing-mode="lr-tb"/>
      <style:text-properties style:font-name="sans-serif" fo:font-size="9.75pt" fo:font-weight="bold" officeooo:paragraph-rsid="001c2623" style:font-weight-asian="bold" style:font-weight-complex="bold"/>
    </style:style>
    <style:style style:name="P11" style:family="paragraph" style:parent-style-name="Standard">
      <style:paragraph-properties style:writing-mode="lr-tb"/>
      <style:text-properties style:font-name="sans-serif" fo:font-size="9.75pt" fo:font-weight="bold" officeooo:paragraph-rsid="001dada8" style:font-weight-asian="bold" style:font-weight-complex="bold"/>
    </style:style>
    <style:style style:name="P12" style:family="paragraph" style:parent-style-name="Heading">
      <style:paragraph-properties fo:text-align="center" style:justify-single-word="false"/>
    </style:style>
    <style:style style:name="P13" style:family="paragraph" style:parent-style-name="CODE">
      <style:paragraph-properties fo:margin-left="0cm" fo:margin-right="0cm" fo:text-indent="0cm" style:auto-text-indent="false"/>
    </style:style>
    <style:style style:name="T1" style:family="text">
      <style:text-properties officeooo:rsid="000bd3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8d9e"/>
    </style:style>
    <style:style style:name="T4" style:family="text">
      <style:text-properties officeooo:rsid="000efbf2"/>
    </style:style>
    <style:style style:name="T5" style:family="text">
      <style:text-properties officeooo:rsid="00108ea1"/>
    </style:style>
    <style:style style:name="T6" style:family="text">
      <style:text-properties officeooo:rsid="0011d1a1"/>
    </style:style>
    <style:style style:name="T7" style:family="text">
      <style:text-properties fo:font-style="italic" officeooo:rsid="00108ea1" style:font-style-asian="italic" style:font-style-complex="italic"/>
    </style:style>
    <style:style style:name="T8" style:family="text">
      <style:text-properties officeooo:rsid="00154537"/>
    </style:style>
    <style:style style:name="T9" style:family="text">
      <style:text-properties officeooo:rsid="00174498"/>
    </style:style>
    <style:style style:name="T10" style:family="text">
      <style:text-properties officeooo:rsid="0018c055"/>
    </style:style>
    <style:style style:name="T11" style:family="text">
      <style:text-properties officeooo:rsid="0019bf87"/>
    </style:style>
    <style:style style:name="T12" style:family="text">
      <style:text-properties officeooo:rsid="001b09b8"/>
    </style:style>
    <style:style style:name="T13" style:family="text">
      <style:text-properties officeooo:rsid="001c2623"/>
    </style:style>
    <style:style style:name="T14" style:family="text">
      <style:text-properties officeooo:rsid="001edca2"/>
    </style:style>
    <style:style style:name="T15" style:family="text">
      <style:text-properties officeooo:rsid="00204717"/>
    </style:style>
    <style:style style:name="T16" style:family="text">
      <style:text-properties officeooo:rsid="0021da86"/>
    </style:style>
    <style:style style:name="T17" style:family="text">
      <style:text-properties officeooo:rsid="0023b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P Héritage</text:span></text:p>
      <text:p text:style-name="P12"><text:span text:style-name="T1">Cahier des charges</text:span></text:p>
      <text:p text:style-name="P3"><text:span text:style-name="T3">doc.ubuntu-fr.org/git (help pour les commit sur linux)</text:span></text:p>
      <text:h text:style-name="Heading_20_1" text:outline-level="1"><text:span text:style-name="T1">Ajouter un cercle</text:span></text:h>
      <text:p text:style-name="P2"><text:span text:style-name="T1"/></text:p>
      <text:p text:style-name="P9"><text:span text:style-name="T2">Commande</text:span> :</text:p>
      <text:p text:style-name="CODE">C Name X1 Y1 R</text:p>
      <text:p text:style-name="P9"><text:span text:style-name="T2">Réponse</text:span> :</text:p>
      <text:p text:style-name="CODE">[ OK | ERR ]</text:p>
      <text:p text:style-name="CODE"/>
      <text:p text:style-name="P9"><text:span text:style-name="T2">Description</text:span> : Ajoute un cercle avec un centre (X1,Y1) et un rayon R. L'objet <text:span text:style-name="T1">a</text:span> un nom (Name), qui est un mot composé de lettres et/ou <text:span text:style-name="T1">de </text:span>chi<text:span text:style-name="T1">ff</text:span>res, sans séparateurs à l'intérieur. Toutes ces valeurs sont des entiers. Dans ce document tous les paramètres sont des entiers, sauf si nous <text:span text:style-name="T1">spécifions</text:span> explicitement un autre type. La réponse est :</text:p>
      <text:p text:style-name="CODE">OK</text:p>
      <text:p text:style-name="P9">si la commande s'est bien exécutée,</text:p>
      <text:p text:style-name="CODE">ERR</text:p>
      <text:p text:style-name="P9">dans le cas contraire. La réponse peut s'accompagner d'un commentaire (ligne qui</text:p>
      <text:p text:style-name="P9">commence avec le caractère #).</text:p>
      <text:p text:style-name="P9"/>
      <text:p text:style-name="P9">Exemple :</text:p>
      <text:p text:style-name="CODE">C : C c11 12 15 45</text:p>
      <text:p text:style-name="CODE">R : OK</text:p>
      <text:p text:style-name="CODE">R : #New object : c11</text:p>
      <text:p text:style-name="CODE"/>
      <text:p text:style-name="P9">Exemple :</text:p>
      <text:p text:style-name="CODE">C : C 12 <text:span text:style-name="T1">1</text:span>5</text:p>
      <text:p text:style-name="CODE">R : ERR</text:p>
      <text:p text:style-name="CODE">R : # invali<text:span text:style-name="T1">d parameters</text:span></text:p>
      <text:p text:style-name="P11"><text:span text:style-name="T13">Cas particuliers :</text:span></text:p>
      <text:p text:style-name="P1"><text:span text:style-name="T1">La commande est mal-formée (mauvais arguments, ou arguments manquant)</text:span></text:p>
      <text:p text:style-name="P1"><text:span text:style-name="T1">-&gt; </text:span><text:span text:style-name="T6">Error </text:span><text:span text:style-name="T1">invalid parameters</text:span></text:p>
      <text:p text:style-name="P1"><text:span text:style-name="T1">Le rayon est nul </text:span><text:span text:style-name="T4">ou négatif</text:span></text:p>
      <text:p text:style-name="P4"><text:span text:style-name="T5">-&gt;</text:span><text:span text:style-name="T7"> on prend la valeur absolue</text:span></text:p>
      <text:p text:style-name="P5"><text:span text:style-name="T6">-&gt; Warning en commentaire</text:span></text:p>
      <text:p text:style-name="P6"><text:span text:style-name="T6">[GENERAL</text:span><text:span text:style-name="T6">] </text:span><text:span text:style-name="T1">Limite X,Y (voirs limite int, double....)</text:span></text:p>
      <text:p text:style-name="P5"><text:span text:style-name="T6">[GENERA</text:span><text:span text:style-name="T8">L</text:span><text:span text:style-name="T6">] </text:span><text:span text:style-name="T4">Nom déjà pris</text:span></text:p>
      <text:p text:style-name="P5"><text:span text:style-name="T6">-&gt; Error</text:span></text:p>
      <text:p text:style-name="P5"><text:span text:style-name="T6"/></text:p>
      <text:h text:style-name="Heading_20_1" text:outline-level="1">Ajouter un rectangle</text:h>
      <text:p text:style-name="P9"><text:span text:style-name="T2">Commande</text:span> :</text:p>
      <text:p text:style-name="CODE">R Name X1 Y1 X2 Y2</text:p>
      <text:p text:style-name="P9"><text:span text:style-name="T2">Réponse</text:span> : <text:span text:style-name="T6">[OK|ERR]</text:span></text:p>
      <text:p text:style-name="P9"><text:span text:style-name="T2">Description</text:span> : Ajoute un rectangle dé<text:span text:style-name="T6">fi</text:span>ni par les deux points (X1, Y1) et (X2,</text:p>
      <text:p text:style-name="P9">Y2).</text:p>
      <text:p text:style-name="P9">Exemple :</text:p>
      <text:p text:style-name="CODE">C : R rectangle1 56 46 108 4536</text:p>
      <text:p text:style-name="CODE">R : OK</text:p>
      <text:p text:style-name="P11"><text:span text:style-name="T13">Cas particuliers :</text:span></text:p>
      <text:p text:style-name="P7"><text:span text:style-name="T9">Point de départ = point d'arrivé ??</text:span></text:p>
      <text:p text:style-name="P7"><text:span text:style-name="T9">Si rectangle = ligne ??</text:span></text:p>
      <text:p text:style-name="P7"><text:soft-page-break/><text:span text:style-name="T9"/></text:p>
      <text:h text:style-name="Heading_20_1" text:outline-level="1"><text:span text:style-name="T9">Ajouter une ligne</text:span></text:h>
      <text:p text:style-name="P9"><text:span text:style-name="T2">Commande</text:span> :</text:p>
      <text:p text:style-name="P9"><text:tab/>L Name X1 Y1 X2 Y2</text:p>
      <text:p text:style-name="P9"><text:span text:style-name="T2">Description</text:span> : Ajoute un segment dé<text:span text:style-name="T9">fi</text:span>ni par les deux points (X1, Y1) et (X2,Y2).</text:p>
      <text:p text:style-name="P9"/>
      <text:p text:style-name="P9">Exemple :</text:p>
      <text:p text:style-name="CODE">C : L <text:span text:style-name="T9">1</text:span>172v 56 46 108 4<text:span text:style-name="T9">53</text:span>6</text:p>
      <text:p text:style-name="CODE">R : O<text:span text:style-name="T9">K</text:span></text:p>
      <text:p text:style-name="P9"/>
      <text:p text:style-name="P10"><text:span text:style-name="T13">Cas particuliers : </text:span></text:p>
      <text:p text:style-name="P7"><text:span text:style-name="T9">Les deux points sont confondus </text:span></text:p>
      <text:p text:style-name="P7"><text:span text:style-name="T9"/></text:p>
      <text:h text:style-name="Heading_20_1" text:outline-level="1"><text:span text:style-name="T10">A</text:span><text:span text:style-name="T9">jouter une poly-ligne</text:span></text:h>
      <text:p text:style-name="P9"><text:span text:style-name="T2">Commande</text:span> :</text:p>
      <text:p text:style-name="P9"><text:tab/>PL Name X1 Y1 X2 Y2 . . . Xn Yn</text:p>
      <text:p text:style-name="P9"><text:span text:style-name="T2">Description</text:span> : Ajoute une poly-ligne dé<text:span text:style-name="T11">fi</text:span>nie par les segments : (X1,Y1), (X2,Y2),</text:p>
      <text:p text:style-name="P9">(X2,Y2), (X3,Y3) . . . (Xn-1,Yn-1), (Xn,Yn).</text:p>
      <text:p text:style-name="P9">Exemple :</text:p>
      <text:p text:style-name="P9">C : PL Name12 56 46 108 4536 80 100</text:p>
      <text:p text:style-name="P9">R : O<text:span text:style-name="T12">K</text:span></text:p>
      <text:p text:style-name="P9"><text:span text:style-name="T12"/></text:p>
      <text:p text:style-name="P10"><text:span text:style-name="T13">Cas particuliers :</text:span></text:p>
      <text:p text:style-name="P8"><text:span text:style-name="T13">Deux points consécutifs sont confondus -&gt; fusionner ou déclencher une erreur ?</text:span></text:p>
      <text:p text:style-name="P8"><text:span text:style-name="T13"><text:s text:c="2"/>-&gt; si on fusionne attention au cas de la ligne</text:span></text:p>
      <text:p text:style-name="P8"><text:span text:style-name="T13">Poly-ligne rectangle ?</text:span></text:p>
      <text:p text:style-name="P8"><text:span text:style-name="T13"/></text:p>
      <text:p text:style-name="P8"><text:span text:style-name="T13"/></text:p>
      <text:h text:style-name="Heading_20_1" text:outline-level="1"><text:span text:style-name="T14">Aj</text:span><text:span text:style-name="T13">outer un objet agrégé</text:span></text:h>
      <text:p text:style-name="P9"><text:span text:style-name="T2">Commande</text:span> :</text:p>
      <text:p text:style-name="P9"><text:tab/>OA Name Name1 Name2 . . . NameN</text:p>
      <text:p text:style-name="P9"><text:span text:style-name="T2">Description</text:span> : Ajoute un nouve<text:span text:style-name="T14">l</text:span> objet agrégé, formé de plusieurs objets existants, identi<text:span text:style-name="T14">fi</text:span>és par leur nom.</text:p>
      <text:p text:style-name="P9"><text:span text:style-name="T2">Exemple</text:span> :</text:p>
      <text:p text:style-name="CODE"><text:span text:style-name="T14">C : </text:span>PL Name12 56 46 108 45<text:span text:style-name="T15">3</text:span>6 80 100</text:p>
      <text:p text:style-name="CODE">R : OK</text:p>
      <text:p text:style-name="CODE">C : L <text:span text:style-name="T15">1</text:span>172v 56 46 108 4536</text:p>
      <text:p text:style-name="CODE">R : OK</text:p>
      <text:p text:style-name="CODE">C : R rectangle1 56 46 108 4536</text:p>
      <text:p text:style-name="CODE">R : OK</text:p>
      <text:p text:style-name="CODE">C : OA agg1 rectangle1 <text:span text:style-name="T15">1</text:span>172v Name12</text:p>
      <text:p text:style-name="CODE">R : OK</text:p>
      <text:p text:style-name="CODE">C : OA agg2 alpha <text:span text:style-name="T15">1</text:span>172v Name12</text:p>
      <text:p text:style-name="CODE">R : ERR</text:p>
      <text:p text:style-name="CODE"/>
      <text:p text:style-name="Standard"><text:span text:style-name="T17">L'objet n'existe pas.</text:span></text:p>
      <text:p text:style-name="Standard"><text:span text:style-name="T17">Plusieurs</text:span><text:span text:style-name="T16"> fois le même objet dans l'agrégat.</text:span></text:p>
      <text:p text:style-name="P13"/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CODE" style:family="paragraph" style:class="text" style:master-page-name="">
      <style:paragraph-properties fo:margin-left="1cm" fo:margin-right="0cm" fo:text-indent="0cm" style:auto-text-indent="false" style:page-number="auto"/>
      <style:text-properties style:font-name="Liberation Sans1" fo:font-size="11pt" style:font-size-asian="10.5pt" style:font-weight-asian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5:05:15</meta:creation-date>
    <dc:date>2013-12-20T15:51:49</dc:date>
    <meta:editing-duration>PT30M52S</meta:editing-duration>
    <meta:editing-cycles>16</meta:editing-cycles>
    <meta:generator>LibreOffice/3.6$Linux_X86_64 LibreOffice_project/360m1$Build-2</meta:generator>
    <meta:document-statistic meta:table-count="0" meta:image-count="0" meta:object-count="0" meta:page-count="2" meta:paragraph-count="81" meta:word-count="473" meta:character-count="2343" meta:non-whitespace-character-count="1944"/>
  </office:meta>
</office:document-meta>
</file>